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3161in"/>
    </style:style>
    <style:style style:name="co3" style:family="table-column">
      <style:table-column-properties fo:break-before="auto" style:column-width="0.3835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9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table:number-columns-repeated="3"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55">
            <text:p>0.55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">
            <text:p>0.8</text:p>
          </table:table-cell>
          <table:table-cell table:number-columns-repeated="2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6">
            <text:p>0.16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62">
            <text:p>0.62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0.48">
            <text:p>0.48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table:number-columns-repeated="3"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/>
        </table:table-row>
        <table:table-row table:style-name="ro1">
          <table:table-cell table:number-columns-repeated="5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  <table:table-cell table:number-columns-repeated="2"/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.01">
            <text:p>0.01</text:p>
          </table:table-cell>
          <table:table-cell table:formula="of:=SUM([.C1:.C5])/5" office:value-type="float" office:value="0.02">
            <text:p>0.02</text:p>
          </table:table-cell>
          <table:table-cell table:formula="of:=SUM([.D1:.D5])/5" office:value-type="float" office:value="0.034">
            <text:p>0.034</text:p>
          </table:table-cell>
          <table:table-cell table:formula="of:=SUM([.E1:.E5])/5" office:value-type="float" office:value="0.044">
            <text:p>0.044</text:p>
          </table:table-cell>
          <table:table-cell table:formula="of:=SUM([.F1:.F5])/5" office:value-type="float" office:value="0.054">
            <text:p>0.054</text:p>
          </table:table-cell>
          <table:table-cell table:formula="of:=SUM([.G1:.G5])/5" office:value-type="float" office:value="0.068">
            <text:p>0.068</text:p>
          </table:table-cell>
          <table:table-cell table:formula="of:=SUM([.H1:.H5])/5" office:value-type="float" office:value="0.08">
            <text:p>0.08</text:p>
          </table:table-cell>
          <table:table-cell table:formula="of:=SUM([.I1:.I5])/5" office:value-type="float" office:value="0.094">
            <text:p>0.094</text:p>
          </table:table-cell>
          <table:table-cell table:formula="of:=SUM([.J1:.J5])/5" office:value-type="float" office:value="0.106">
            <text:p>0.106</text:p>
          </table:table-cell>
          <table:table-cell table:formula="of:=SUM([.K1:.K5])/5" office:value-type="float" office:value="0.118">
            <text:p>0.118</text:p>
          </table:table-cell>
          <table:table-cell table:formula="of:=SUM([.L1:.L5])/5" office:value-type="float" office:value="0.142">
            <text:p>0.142</text:p>
          </table:table-cell>
          <table:table-cell table:formula="of:=SUM([.M1:.M5])/5" office:value-type="float" office:value="0.152">
            <text:p>0.152</text:p>
          </table:table-cell>
          <table:table-cell table:formula="of:=SUM([.N1:.N5])/5" office:value-type="float" office:value="0.164">
            <text:p>0.164</text:p>
          </table:table-cell>
          <table:table-cell table:formula="of:=SUM([.O1:.O5])/5" office:value-type="float" office:value="0.176">
            <text:p>0.176</text:p>
          </table:table-cell>
          <table:table-cell table:formula="of:=SUM([.P1:.P5])/5" office:value-type="float" office:value="0.2">
            <text:p>0.2</text:p>
          </table:table-cell>
          <table:table-cell table:formula="of:=SUM([.Q1:.Q5])/5" office:value-type="float" office:value="0.222">
            <text:p>0.222</text:p>
          </table:table-cell>
          <table:table-cell table:formula="of:=SUM([.R1:.R5])/5" office:value-type="float" office:value="0.23">
            <text:p>0.23</text:p>
          </table:table-cell>
          <table:table-cell table:formula="of:=SUM([.S1:.S5])/5" office:value-type="float" office:value="0.252">
            <text:p>0.252</text:p>
          </table:table-cell>
          <table:table-cell table:formula="of:=SUM([.T1:.T5])/5" office:value-type="float" office:value="0.272">
            <text:p>0.272</text:p>
          </table:table-cell>
          <table:table-cell table:formula="of:=SUM([.U1:.U5])/5" office:value-type="float" office:value="0.278">
            <text:p>0.278</text:p>
          </table:table-cell>
          <table:table-cell table:formula="of:=SUM([.V1:.V5])/5" office:value-type="float" office:value="0.298">
            <text:p>0.298</text:p>
          </table:table-cell>
          <table:table-cell table:formula="of:=SUM([.W1:.W5])/5" office:value-type="float" office:value="0.332">
            <text:p>0.332</text:p>
          </table:table-cell>
          <table:table-cell table:formula="of:=SUM([.X1:.X5])/5" office:value-type="float" office:value="0.344">
            <text:p>0.344</text:p>
          </table:table-cell>
          <table:table-cell table:formula="of:=SUM([.Y1:.Y5])/5" office:value-type="float" office:value="0.37">
            <text:p>0.37</text:p>
          </table:table-cell>
          <table:table-cell table:formula="of:=SUM([.Z1:.Z5])/5" office:value-type="float" office:value="0.386">
            <text:p>0.386</text:p>
          </table:table-cell>
          <table:table-cell table:formula="of:=SUM([.AA1:.AA5])/5" office:value-type="float" office:value="0.412">
            <text:p>0.412</text:p>
          </table:table-cell>
          <table:table-cell table:formula="of:=SUM([.AB1:.AB5])/5" office:value-type="float" office:value="0.42">
            <text:p>0.42</text:p>
          </table:table-cell>
          <table:table-cell table:formula="of:=SUM([.AC1:.AC5])/5" office:value-type="float" office:value="0.46">
            <text:p>0.46</text:p>
          </table:table-cell>
          <table:table-cell table:formula="of:=SUM([.AD1:.AD5])/5" office:value-type="float" office:value="0.456">
            <text:p>0.456</text:p>
          </table:table-cell>
          <table:table-cell table:formula="of:=SUM([.AE1:.AE5])/5" office:value-type="float" office:value="0.47">
            <text:p>0.47</text:p>
          </table:table-cell>
          <table:table-cell table:formula="of:=SUM([.AF1:.AF5])/5" office:value-type="float" office:value="0.494">
            <text:p>0.494</text:p>
          </table:table-cell>
          <table:table-cell table:formula="of:=SUM([.AG1:.AG5])/5" office:value-type="float" office:value="0.53">
            <text:p>0.53</text:p>
          </table:table-cell>
          <table:table-cell table:formula="of:=SUM([.AH1:.AH5])/5" office:value-type="float" office:value="0.542">
            <text:p>0.542</text:p>
          </table:table-cell>
          <table:table-cell table:formula="of:=SUM([.AI1:.AI5])/5" office:value-type="float" office:value="0.56">
            <text:p>0.56</text:p>
          </table:table-cell>
          <table:table-cell table:formula="of:=SUM([.AJ1:.AJ5])/5" office:value-type="float" office:value="0.582">
            <text:p>0.582</text:p>
          </table:table-cell>
          <table:table-cell table:formula="of:=SUM([.AK1:.AK5])/5" office:value-type="float" office:value="0.592">
            <text:p>0.592</text:p>
          </table:table-cell>
          <table:table-cell table:formula="of:=SUM([.AL1:.AL5])/5" office:value-type="float" office:value="0.612">
            <text:p>0.612</text:p>
          </table:table-cell>
          <table:table-cell table:formula="of:=SUM([.AM1:.AM5])/5" office:value-type="float" office:value="0.636">
            <text:p>0.636</text:p>
          </table:table-cell>
          <table:table-cell table:formula="of:=SUM([.AN1:.AN5])/5" office:value-type="float" office:value="0.658">
            <text:p>0.658</text:p>
          </table:table-cell>
          <table:table-cell table:formula="of:=SUM([.AO1:.AO5])/5" office:value-type="float" office:value="0.678">
            <text:p>0.678</text:p>
          </table:table-cell>
          <table:table-cell table:formula="of:=SUM([.AP1:.AP5])/5" office:value-type="float" office:value="0.69">
            <text:p>0.69</text:p>
          </table:table-cell>
          <table:table-cell table:formula="of:=SUM([.AQ1:.AQ5])/5" office:value-type="float" office:value="0.712">
            <text:p>0.712</text:p>
          </table:table-cell>
          <table:table-cell table:formula="of:=SUM([.AR1:.AR5])/5" office:value-type="float" office:value="0.732">
            <text:p>0.732</text:p>
          </table:table-cell>
          <table:table-cell table:formula="of:=SUM([.AS1:.AS5])/5" office:value-type="float" office:value="0.732">
            <text:p>0.732</text:p>
          </table:table-cell>
          <table:table-cell table:formula="of:=SUM([.AT1:.AT5])/5" office:value-type="float" office:value="0.806">
            <text:p>0.806</text:p>
          </table:table-cell>
          <table:table-cell table:formula="of:=SUM([.AU1:.AU5])/5" office:value-type="float" office:value="0.782">
            <text:p>0.782</text:p>
          </table:table-cell>
          <table:table-cell table:formula="of:=SUM([.AV1:.AV5])/5" office:value-type="float" office:value="0.804">
            <text:p>0.804</text:p>
          </table:table-cell>
          <table:table-cell table:formula="of:=SUM([.AW1:.AW5])/5" office:value-type="float" office:value="0.824">
            <text:p>0.824</text:p>
          </table:table-cell>
          <table:table-cell table:number-columns-repeated="2"/>
        </table:table-row>
        <table:table-row table:style-name="ro1">
          <table:table-cell/>
          <table:table-cell table:formula="of:=[.B10]/[.$AY11]" office:value-type="float" office:value="0.0163633916771222">
            <text:p>0.0163633917</text:p>
          </table:table-cell>
          <table:table-cell table:formula="of:=[.C10]/[.$AY11]" office:value-type="float" office:value="0.0272429736046342">
            <text:p>0.0272429736</text:p>
          </table:table-cell>
          <table:table-cell table:formula="of:=[.D10]/[.$AY11]" office:value-type="float" office:value="0.0388762056633666">
            <text:p>0.0388762057</text:p>
          </table:table-cell>
          <table:table-cell table:formula="of:=[.E10]/[.$AY11]" office:value-type="float" office:value="0.0510698468400002">
            <text:p>0.0510698468</text:p>
          </table:table-cell>
          <table:table-cell table:formula="of:=[.F10]/[.$AY11]" office:value-type="float" office:value="0.0637100806729518">
            <text:p>0.0637100807</text:p>
          </table:table-cell>
          <table:table-cell table:formula="of:=[.G10]/[.$AY11]" office:value-type="float" office:value="0.0767217010567826">
            <text:p>0.0767217011</text:p>
          </table:table-cell>
          <table:table-cell table:formula="of:=[.H10]/[.$AY11]" office:value-type="float" office:value="0.0900512559449775">
            <text:p>0.0900512559</text:p>
          </table:table-cell>
          <table:table-cell table:formula="of:=[.I10]/[.$AY11]" office:value-type="float" office:value="0.10365877927628">
            <text:p>0.1036587793</text:p>
          </table:table-cell>
          <table:table-cell table:formula="of:=[.J10]/[.$AY11]" office:value-type="float" office:value="0.117513249452806">
            <text:p>0.1175132495</text:p>
          </table:table-cell>
          <table:table-cell table:formula="of:=[.K10]/[.$AY11]" office:value-type="float" office:value="0.131589884298546">
            <text:p>0.1315898843</text:p>
          </table:table-cell>
          <table:table-cell table:formula="of:=[.L10]/[.$AY11]" office:value-type="float" office:value="0.14586842827327">
            <text:p>0.1458684283</text:p>
          </table:table-cell>
          <table:table-cell table:formula="of:=[.M10]/[.$AY11]" office:value-type="float" office:value="0.160332014704618">
            <text:p>0.1603320147</text:p>
          </table:table-cell>
          <table:table-cell table:formula="of:=[.N10]/[.$AY11]" office:value-type="float" office:value="0.174966380195493">
            <text:p>0.1749663802</text:p>
          </table:table-cell>
          <table:table-cell table:formula="of:=[.O10]/[.$AY11]" office:value-type="float" office:value="0.189759304623963">
            <text:p>0.1897593046</text:p>
          </table:table-cell>
          <table:table-cell table:formula="of:=[.P10]/[.$AY11]" office:value-type="float" office:value="0.204700201126444">
            <text:p>0.2047002011</text:p>
          </table:table-cell>
          <table:table-cell table:formula="of:=[.Q10]/[.$AY11]" office:value-type="float" office:value="0.219779808972464">
            <text:p>0.219779809</text:p>
          </table:table-cell>
          <table:table-cell table:formula="of:=[.R10]/[.$AY11]" office:value-type="float" office:value="0.234989958943611">
            <text:p>0.2349899589</text:p>
          </table:table-cell>
          <table:table-cell table:formula="of:=[.S10]/[.$AY11]" office:value-type="float" office:value="0.250323391003174">
            <text:p>0.250323391</text:p>
          </table:table-cell>
          <table:table-cell table:formula="of:=[.T10]/[.$AY11]" office:value-type="float" office:value="0.265773610451222">
            <text:p>0.2657736105</text:p>
          </table:table-cell>
          <table:table-cell table:formula="of:=[.U10]/[.$AY11]" office:value-type="float" office:value="0.281334772915896">
            <text:p>0.2813347729</text:p>
          </table:table-cell>
          <table:table-cell table:formula="of:=[.V10]/[.$AY11]" office:value-type="float" office:value="0.297001591297264">
            <text:p>0.2970015913</text:p>
          </table:table-cell>
          <table:table-cell table:formula="of:=[.W10]/[.$AY11]" office:value-type="float" office:value="0.312769259662775">
            <text:p>0.3127692597</text:p>
          </table:table-cell>
          <table:table-cell table:formula="of:=[.X10]/[.$AY11]" office:value-type="float" office:value="0.328633390401273">
            <text:p>0.3286333904</text:p>
          </table:table-cell>
          <table:table-cell table:formula="of:=[.Y10]/[.$AY11]" office:value-type="float" office:value="0.344589961867988">
            <text:p>0.3445899619</text:p>
          </table:table-cell>
          <table:table-cell table:formula="of:=[.Z10]/[.$AY11]" office:value-type="float" office:value="0.36063527441853">
            <text:p>0.3606352744</text:p>
          </table:table-cell>
          <table:table-cell table:formula="of:=[.AA10]/[.$AY11]" office:value-type="float" office:value="0.376765913215974">
            <text:p>0.3767659132</text:p>
          </table:table-cell>
          <table:table-cell table:formula="of:=[.AB10]/[.$AY11]" office:value-type="float" office:value="0.392978716554841">
            <text:p>0.3929787166</text:p>
          </table:table-cell>
          <table:table-cell table:formula="of:=[.AC10]/[.$AY11]" office:value-type="float" office:value="0.409270748715422">
            <text:p>0.4092707487</text:p>
          </table:table-cell>
          <table:table-cell table:formula="of:=[.AD10]/[.$AY11]" office:value-type="float" office:value="0.425639276566343">
            <text:p>0.4256392766</text:p>
          </table:table-cell>
          <table:table-cell table:formula="of:=[.AE10]/[.$AY11]" office:value-type="float" office:value="0.442081749289892">
            <text:p>0.4420817493</text:p>
          </table:table-cell>
          <table:table-cell table:formula="of:=[.AF10]/[.$AY11]" office:value-type="float" office:value="0.458595780725865">
            <text:p>0.4585957807</text:p>
          </table:table-cell>
          <table:table-cell table:formula="of:=[.AG10]/[.$AY11]" office:value-type="float" office:value="0.475179133924356">
            <text:p>0.4751791339</text:p>
          </table:table-cell>
          <table:table-cell table:formula="of:=[.AH10]/[.$AY11]" office:value-type="float" office:value="0.491829707572466">
            <text:p>0.4918297076</text:p>
          </table:table-cell>
          <table:table-cell table:formula="of:=[.AI10]/[.$AY11]" office:value-type="float" office:value="0.508545524019095">
            <text:p>0.508545524</text:p>
          </table:table-cell>
          <table:table-cell table:formula="of:=[.AJ10]/[.$AY11]" office:value-type="float" office:value="0.525324718669321">
            <text:p>0.5253247187</text:p>
            <draw:frame table:end-cell-address="Sheet1.AY32" table:end-x="0.1154in" table:end-y="0.0098in" draw:z-index="0" draw:style-name="gr1" draw:text-style-name="P1" svg:width="6.2984in" svg:height="3.5492in" svg:x="0.0524in" svg:y="0.1524in">
              <draw:object draw:notify-on-update-of-ranges="Sheet1.C7:Sheet1.AW7 Sheet1.C8:Sheet1.AW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AK10]/[.$AY11]" office:value-type="float" office:value="0.542165530557986">
            <text:p>0.5421655306</text:p>
          </table:table-cell>
          <table:table-cell table:formula="of:=[.AL10]/[.$AY11]" office:value-type="float" office:value="0.559066293943009">
            <text:p>0.5590662939</text:p>
          </table:table-cell>
          <table:table-cell table:formula="of:=[.AM10]/[.$AY11]" office:value-type="float" office:value="0.576025430784157">
            <text:p>0.5760254308</text:p>
          </table:table-cell>
          <table:table-cell table:formula="of:=[.AN10]/[.$AY11]" office:value-type="float" office:value="0.593041443993667">
            <text:p>0.593041444</text:p>
          </table:table-cell>
          <table:table-cell table:formula="of:=[.AO10]/[.$AY11]" office:value-type="float" office:value="0.61011291136218">
            <text:p>0.6101129114</text:p>
          </table:table-cell>
          <table:table-cell table:formula="of:=[.AP10]/[.$AY11]" office:value-type="float" office:value="0.627238480077575">
            <text:p>0.6272384801</text:p>
          </table:table-cell>
          <table:table-cell table:formula="of:=[.AQ10]/[.$AY11]" office:value-type="float" office:value="0.644416861766075">
            <text:p>0.6444168618</text:p>
          </table:table-cell>
          <table:table-cell table:formula="of:=[.AR10]/[.$AY11]" office:value-type="float" office:value="0.661646827994872">
            <text:p>0.661646828</text:p>
          </table:table-cell>
          <table:table-cell table:formula="of:=[.AS10]/[.$AY11]" office:value-type="float" office:value="0.678927206183778">
            <text:p>0.6789272062</text:p>
          </table:table-cell>
          <table:table-cell table:formula="of:=[.AT10]/[.$AY11]" office:value-type="float" office:value="0.696256875880454">
            <text:p>0.6962568759</text:p>
          </table:table-cell>
          <table:table-cell table:formula="of:=[.AU10]/[.$AY11]" office:value-type="float" office:value="0.713634765359653">
            <text:p>0.7136347654</text:p>
          </table:table-cell>
          <table:table-cell table:formula="of:=[.AV10]/[.$AY11]" office:value-type="float" office:value="0.731059848512012">
            <text:p>0.7310598485</text:p>
          </table:table-cell>
          <table:table-cell table:formula="of:=[.AW10]/[.$AY11]" office:value-type="float" office:value="0.74853114199221">
            <text:p>0.748531142</text:p>
          </table:table-cell>
          <table:table-cell table:number-columns-repeated="2"/>
        </table:table-row>
        <table:table-row table:style-name="ro1">
          <table:table-cell table:formula="of:=[.A7]*LOG([.A7];2)" office:value-type="float" office:value="86.4385618977473">
            <text:p>86.4385618977</text:p>
          </table:table-cell>
          <table:table-cell table:formula="of:=[.B7]*LOG([.B7];2)" office:value-type="float" office:value="212.877123795494">
            <text:p>212.8771237955</text:p>
          </table:table-cell>
          <table:table-cell table:formula="of:=[.C7]*LOG([.C7];2)" office:value-type="float" office:value="354.413435736511">
            <text:p>354.4134357365</text:p>
          </table:table-cell>
          <table:table-cell table:formula="of:=[.D7]*LOG([.D7];2)" office:value-type="float" office:value="505.754247590989">
            <text:p>505.754247591</text:p>
          </table:table-cell>
          <table:table-cell table:formula="of:=[.E7]*LOG([.E7];2)" office:value-type="float" office:value="664.385618977473">
            <text:p>664.3856189775</text:p>
          </table:table-cell>
          <table:table-cell table:formula="of:=[.F7]*LOG([.F7];2)" office:value-type="float" office:value="828.826871473022">
            <text:p>828.826871473</text:p>
          </table:table-cell>
          <table:table-cell table:formula="of:=[.G7]*LOG([.G7];2)" office:value-type="float" office:value="998.099622372295">
            <text:p>998.0996223723</text:p>
          </table:table-cell>
          <table:table-cell table:formula="of:=[.H7]*LOG([.H7];2)" office:value-type="float" office:value="1171.50849518198">
            <text:p>1171.508495182</text:p>
          </table:table-cell>
          <table:table-cell table:formula="of:=[.I7]*LOG([.I7];2)" office:value-type="float" office:value="1348.53355733934">
            <text:p>1348.5335573394</text:p>
          </table:table-cell>
          <table:table-cell table:formula="of:=[.J7]*LOG([.J7];2)" office:value-type="float" office:value="1528.77123795494">
            <text:p>1528.771237955</text:p>
          </table:table-cell>
          <table:table-cell table:formula="of:=[.K7]*LOG([.K7];2)" office:value-type="float" office:value="1711.89913697543">
            <text:p>1711.8991369754</text:p>
          </table:table-cell>
          <table:table-cell table:formula="of:=[.L7]*LOG([.L7];2)" office:value-type="float" office:value="1897.65374294604">
            <text:p>1897.6537429461</text:p>
          </table:table-cell>
          <table:table-cell table:formula="of:=[.M7]*LOG([.M7];2)" office:value-type="float" office:value="2085.8156313874">
            <text:p>2085.8156313874</text:p>
          </table:table-cell>
          <table:table-cell table:formula="of:=[.N7]*LOG([.N7];2)" office:value-type="float" office:value="2276.19924474459">
            <text:p>2276.1992447446</text:p>
          </table:table-cell>
          <table:table-cell table:formula="of:=[.O7]*LOG([.O7];2)" office:value-type="float" office:value="2468.64560714876">
            <text:p>2468.6456071488</text:p>
          </table:table-cell>
          <table:table-cell table:formula="of:=[.P7]*LOG([.P7];2)" office:value-type="float" office:value="2663.01699036396">
            <text:p>2663.016990364</text:p>
          </table:table-cell>
          <table:table-cell table:formula="of:=[.Q7]*LOG([.Q7];2)" office:value-type="float" office:value="2859.19291828682">
            <text:p>2859.1929182868</text:p>
          </table:table-cell>
          <table:table-cell table:formula="of:=[.R7]*LOG([.R7];2)" office:value-type="float" office:value="3057.06711467868">
            <text:p>3057.0671146787</text:p>
          </table:table-cell>
          <table:table-cell table:formula="of:=[.S7]*LOG([.S7];2)" office:value-type="float" office:value="3256.54513116576">
            <text:p>3256.5451311658</text:p>
          </table:table-cell>
          <table:table-cell table:formula="of:=[.T7]*LOG([.T7];2)" office:value-type="float" office:value="3457.54247590989">
            <text:p>3457.5424759099</text:p>
          </table:table-cell>
          <table:table-cell table:formula="of:=[.U7]*LOG([.U7];2)" office:value-type="float" office:value="3659.98311741977">
            <text:p>3659.9831174198</text:p>
          </table:table-cell>
          <table:table-cell table:formula="of:=[.V7]*LOG([.V7];2)" office:value-type="float" office:value="3863.79827395085">
            <text:p>3863.7982739509</text:p>
          </table:table-cell>
          <table:table-cell table:formula="of:=[.W7]*LOG([.W7];2)" office:value-type="float" office:value="4068.92542343441">
            <text:p>4068.9254234344</text:p>
          </table:table-cell>
          <table:table-cell table:formula="of:=[.X7]*LOG([.X7];2)" office:value-type="float" office:value="4275.30748589209">
            <text:p>4275.3074858921</text:p>
          </table:table-cell>
          <table:table-cell table:formula="of:=[.Y7]*LOG([.Y7];2)" office:value-type="float" office:value="4482.89214233104">
            <text:p>4482.8921423311</text:p>
          </table:table-cell>
          <table:table-cell table:formula="of:=[.Z7]*LOG([.Z7];2)" office:value-type="float" office:value="4691.6312627748">
            <text:p>4691.6312627748</text:p>
          </table:table-cell>
          <table:table-cell table:formula="of:=[.AA7]*LOG([.AA7];2)" office:value-type="float" office:value="4901.48042240745">
            <text:p>4901.4804224075</text:p>
          </table:table-cell>
          <table:table-cell table:formula="of:=[.AB7]*LOG([.AB7];2)" office:value-type="float" office:value="5112.39848948918">
            <text:p>5112.3984894892</text:p>
          </table:table-cell>
          <table:table-cell table:formula="of:=[.AC7]*LOG([.AC7];2)" office:value-type="float" office:value="5324.34727220866">
            <text:p>5324.3472722087</text:p>
          </table:table-cell>
          <table:table-cell table:formula="of:=[.AD7]*LOG([.AD7];2)" office:value-type="float" office:value="5537.29121429753">
            <text:p>5537.2912142975</text:p>
          </table:table-cell>
          <table:table-cell table:formula="of:=[.AE7]*LOG([.AE7];2)" office:value-type="float" office:value="5751.19713127003">
            <text:p>5751.19713127</text:p>
          </table:table-cell>
          <table:table-cell table:formula="of:=[.AF7]*LOG([.AF7];2)" office:value-type="float" office:value="5966.03398072791">
            <text:p>5966.0339807279</text:p>
          </table:table-cell>
          <table:table-cell table:formula="of:=[.AG7]*LOG([.AG7];2)" office:value-type="float" office:value="6181.77266140224">
            <text:p>6181.7726614022</text:p>
          </table:table-cell>
          <table:table-cell table:formula="of:=[.AH7]*LOG([.AH7];2)" office:value-type="float" office:value="6398.38583657364">
            <text:p>6398.3858365736</text:p>
          </table:table-cell>
          <table:table-cell table:formula="of:=[.AI7]*LOG([.AI7];2)" office:value-type="float" office:value="6615.84777828263">
            <text:p>6615.8477782826</text:p>
          </table:table-cell>
          <table:table-cell table:formula="of:=[.AJ7]*LOG([.AJ7];2)" office:value-type="float" office:value="6834.13422935737">
            <text:p>6834.1342293574</text:p>
          </table:table-cell>
          <table:table-cell table:formula="of:=[.AK7]*LOG([.AK7];2)" office:value-type="float" office:value="7053.22228078207">
            <text:p>7053.2222807821</text:p>
          </table:table-cell>
          <table:table-cell table:formula="of:=[.AL7]*LOG([.AL7];2)" office:value-type="float" office:value="7273.09026233152">
            <text:p>7273.0902623315</text:p>
          </table:table-cell>
          <table:table-cell table:formula="of:=[.AM7]*LOG([.AM7];2)" office:value-type="float" office:value="7493.7176447247">
            <text:p>7493.7176447247</text:p>
          </table:table-cell>
          <table:table-cell table:formula="of:=[.AN7]*LOG([.AN7];2)" office:value-type="float" office:value="7715.08495181978">
            <text:p>7715.0849518198</text:p>
          </table:table-cell>
          <table:table-cell table:formula="of:=[.AO7]*LOG([.AO7];2)" office:value-type="float" office:value="7937.17368159447">
            <text:p>7937.1736815945</text:p>
          </table:table-cell>
          <table:table-cell table:formula="of:=[.AP7]*LOG([.AP7];2)" office:value-type="float" office:value="8159.96623483954">
            <text:p>8159.9662348396</text:p>
          </table:table-cell>
          <table:table-cell table:formula="of:=[.AQ7]*LOG([.AQ7];2)" office:value-type="float" office:value="8383.44585064693">
            <text:p>8383.4458506469</text:p>
          </table:table-cell>
          <table:table-cell table:formula="of:=[.AR7]*LOG([.AR7];2)" office:value-type="float" office:value="8607.5965479017">
            <text:p>8607.5965479017</text:p>
          </table:table-cell>
          <table:table-cell table:formula="of:=[.AS7]*LOG([.AS7];2)" office:value-type="float" office:value="8832.40307209533">
            <text:p>8832.4030720953</text:p>
          </table:table-cell>
          <table:table-cell table:formula="of:=[.AT7]*LOG([.AT7];2)" office:value-type="float" office:value="9057.85084686883">
            <text:p>9057.8508468688</text:p>
          </table:table-cell>
          <table:table-cell table:formula="of:=[.AU7]*LOG([.AU7];2)" office:value-type="float" office:value="9283.9259297711">
            <text:p>9283.9259297711</text:p>
          </table:table-cell>
          <table:table-cell table:formula="of:=[.AV7]*LOG([.AV7];2)" office:value-type="float" office:value="9510.61497178418">
            <text:p>9510.6149717842</text:p>
          </table:table-cell>
          <table:table-cell table:formula="of:=[.AW7]*LOG([.AW7];2)" office:value-type="float" office:value="9737.90518022252">
            <text:p>9737.9051802225</text:p>
          </table:table-cell>
          <table:table-cell table:number-columns-repeated="2"/>
        </table:table-row>
        <table:table-row table:style-name="ro1">
          <table:table-cell/>
          <table:table-cell table:formula="of:=[.B10]/[.B8]" office:value-type="float" office:value="21287.7123795494">
            <text:p>21287.7123795494</text:p>
          </table:table-cell>
          <table:table-cell table:formula="of:=[.C10]/[.C8]" office:value-type="float" office:value="17720.6717868256">
            <text:p>17720.6717868256</text:p>
          </table:table-cell>
          <table:table-cell table:formula="of:=[.D10]/[.D8]" office:value-type="float" office:value="14875.1249291467">
            <text:p>14875.1249291467</text:p>
          </table:table-cell>
          <table:table-cell table:formula="of:=[.E10]/[.E8]" office:value-type="float" office:value="15099.6731585789">
            <text:p>15099.6731585789</text:p>
          </table:table-cell>
          <table:table-cell table:formula="of:=[.F10]/[.F8]" office:value-type="float" office:value="15348.6457680189">
            <text:p>15348.6457680189</text:p>
          </table:table-cell>
          <table:table-cell table:formula="of:=[.G10]/[.G8]" office:value-type="float" office:value="14677.935623122">
            <text:p>14677.935623122</text:p>
          </table:table-cell>
          <table:table-cell table:formula="of:=[.H10]/[.H8]" office:value-type="float" office:value="14643.8561897747">
            <text:p>14643.8561897747</text:p>
          </table:table-cell>
          <table:table-cell table:formula="of:=[.I10]/[.I8]" office:value-type="float" office:value="14346.1016738228">
            <text:p>14346.1016738228</text:p>
          </table:table-cell>
          <table:table-cell table:formula="of:=[.J10]/[.J8]" office:value-type="float" office:value="14422.3701693863">
            <text:p>14422.3701693863</text:p>
          </table:table-cell>
          <table:table-cell table:formula="of:=[.K10]/[.K8]" office:value-type="float" office:value="14507.6198048765">
            <text:p>14507.6198048765</text:p>
          </table:table-cell>
          <table:table-cell table:formula="of:=[.L10]/[.L8]" office:value-type="float" office:value="13363.7587531412">
            <text:p>13363.7587531412</text:p>
          </table:table-cell>
          <table:table-cell table:formula="of:=[.M10]/[.M8]" office:value-type="float" office:value="13722.4712591276">
            <text:p>13722.4712591276</text:p>
          </table:table-cell>
          <table:table-cell table:formula="of:=[.N10]/[.N8]" office:value-type="float" office:value="13879.263687467">
            <text:p>13879.263687467</text:p>
          </table:table-cell>
          <table:table-cell table:formula="of:=[.O10]/[.O8]" office:value-type="float" office:value="14026.3954951634">
            <text:p>14026.3954951634</text:p>
          </table:table-cell>
          <table:table-cell table:formula="of:=[.P10]/[.P8]" office:value-type="float" office:value="13315.0849518198">
            <text:p>13315.0849518198</text:p>
          </table:table-cell>
          <table:table-cell table:formula="of:=[.Q10]/[.Q8]" office:value-type="float" office:value="12879.2473796704">
            <text:p>12879.2473796704</text:p>
          </table:table-cell>
          <table:table-cell table:formula="of:=[.R10]/[.R8]" office:value-type="float" office:value="13291.5961507769">
            <text:p>13291.5961507769</text:p>
          </table:table-cell>
          <table:table-cell table:formula="of:=[.S10]/[.S8]" office:value-type="float" office:value="12922.7981395467">
            <text:p>12922.7981395467</text:p>
          </table:table-cell>
          <table:table-cell table:formula="of:=[.T10]/[.T8]" office:value-type="float" office:value="12711.5532202569">
            <text:p>12711.5532202569</text:p>
          </table:table-cell>
          <table:table-cell table:formula="of:=[.U10]/[.U8]" office:value-type="float" office:value="13165.4068971934">
            <text:p>13165.4068971934</text:p>
          </table:table-cell>
          <table:table-cell table:formula="of:=[.V10]/[.V8]" office:value-type="float" office:value="12965.7660199693">
            <text:p>12965.7660199693</text:p>
          </table:table-cell>
          <table:table-cell table:formula="of:=[.W10]/[.W8]" office:value-type="float" office:value="12255.7994681759">
            <text:p>12255.7994681759</text:p>
          </table:table-cell>
          <table:table-cell table:formula="of:=[.X10]/[.X8]" office:value-type="float" office:value="12428.2194357328">
            <text:p>12428.2194357328</text:p>
          </table:table-cell>
          <table:table-cell table:formula="of:=[.Y10]/[.Y8]" office:value-type="float" office:value="12115.9247090028">
            <text:p>12115.9247090028</text:p>
          </table:table-cell>
          <table:table-cell table:formula="of:=[.Z10]/[.Z8]" office:value-type="float" office:value="12154.4851367223">
            <text:p>12154.4851367223</text:p>
          </table:table-cell>
          <table:table-cell table:formula="of:=[.AA10]/[.AA8]" office:value-type="float" office:value="11896.7971417657">
            <text:p>11896.7971417657</text:p>
          </table:table-cell>
          <table:table-cell table:formula="of:=[.AB10]/[.AB8]" office:value-type="float" office:value="12172.3773559266">
            <text:p>12172.3773559266</text:p>
          </table:table-cell>
          <table:table-cell table:formula="of:=[.AC10]/[.AC8]" office:value-type="float" office:value="11574.6679830623">
            <text:p>11574.6679830623</text:p>
          </table:table-cell>
          <table:table-cell table:formula="of:=[.AD10]/[.AD8]" office:value-type="float" office:value="12143.1824874946">
            <text:p>12143.1824874946</text:p>
          </table:table-cell>
          <table:table-cell table:formula="of:=[.AE10]/[.AE8]" office:value-type="float" office:value="12236.5896410001">
            <text:p>12236.5896410001</text:p>
          </table:table-cell>
          <table:table-cell table:formula="of:=[.AF10]/[.AF8]" office:value-type="float" office:value="12076.9918638217">
            <text:p>12076.9918638217</text:p>
          </table:table-cell>
          <table:table-cell table:formula="of:=[.AG10]/[.AG8]" office:value-type="float" office:value="11663.7220026457">
            <text:p>11663.7220026457</text:p>
          </table:table-cell>
          <table:table-cell table:formula="of:=[.AH10]/[.AH8]" office:value-type="float" office:value="11805.1399198776">
            <text:p>11805.1399198776</text:p>
          </table:table-cell>
          <table:table-cell table:formula="of:=[.AI10]/[.AI8]" office:value-type="float" office:value="11814.0138897904">
            <text:p>11814.0138897904</text:p>
          </table:table-cell>
          <table:table-cell table:formula="of:=[.AJ10]/[.AJ8]" office:value-type="float" office:value="11742.4986758718">
            <text:p>11742.4986758718</text:p>
          </table:table-cell>
          <table:table-cell table:formula="of:=[.AK10]/[.AK8]" office:value-type="float" office:value="11914.2268256454">
            <text:p>11914.2268256454</text:p>
          </table:table-cell>
          <table:table-cell table:formula="of:=[.AL10]/[.AL8]" office:value-type="float" office:value="11884.1344155744">
            <text:p>11884.1344155744</text:p>
          </table:table-cell>
          <table:table-cell table:formula="of:=[.AM10]/[.AM8]" office:value-type="float" office:value="11782.5749130891">
            <text:p>11782.5749130891</text:p>
          </table:table-cell>
          <table:table-cell table:formula="of:=[.AN10]/[.AN8]" office:value-type="float" office:value="11725.0531182671">
            <text:p>11725.0531182671</text:p>
          </table:table-cell>
          <table:table-cell table:formula="of:=[.AO10]/[.AO8]" office:value-type="float" office:value="11706.7458430597">
            <text:p>11706.7458430597</text:p>
          </table:table-cell>
          <table:table-cell table:formula="of:=[.AP10]/[.AP8]" office:value-type="float" office:value="11826.0380215066">
            <text:p>11826.0380215066</text:p>
          </table:table-cell>
          <table:table-cell table:formula="of:=[.AQ10]/[.AQ8]" office:value-type="float" office:value="11774.5025992232">
            <text:p>11774.5025992232</text:p>
          </table:table-cell>
          <table:table-cell table:formula="of:=[.AR10]/[.AR8]" office:value-type="float" office:value="11759.0116774613">
            <text:p>11759.0116774613</text:p>
          </table:table-cell>
          <table:table-cell table:formula="of:=[.AS10]/[.AS8]" office:value-type="float" office:value="12066.1244154308">
            <text:p>12066.1244154308</text:p>
          </table:table-cell>
          <table:table-cell table:formula="of:=[.AT10]/[.AT8]" office:value-type="float" office:value="11238.0283459911">
            <text:p>11238.0283459911</text:p>
          </table:table-cell>
          <table:table-cell table:formula="of:=[.AU10]/[.AU8]" office:value-type="float" office:value="11872.0280431856">
            <text:p>11872.0280431856</text:p>
          </table:table-cell>
          <table:table-cell table:formula="of:=[.AV10]/[.AV8]" office:value-type="float" office:value="11829.1230992341">
            <text:p>11829.1230992341</text:p>
          </table:table-cell>
          <table:table-cell table:formula="of:=[.AW10]/[.AW8]" office:value-type="float" office:value="11817.8460925031">
            <text:p>11817.8460925031</text:p>
          </table:table-cell>
          <table:table-cell/>
          <table:table-cell table:formula="of:=SUM([.A11:.AW11])/COUNT([.A11:.AW11])" office:value-type="float" office:value="13009.3520949645">
            <text:p>13009.35209496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13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3:17:55</dc:date>
    <dc:creator>Fernando Pereira</dc:creator>
    <meta:document-statistic meta:table-count="1" meta:cell-count="489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16cm" xlink:href=".." xlink:type="simple" chart:class="chart:scatter" chart:style-name="ch1">
        <chart:legend chart:legend-position="end" svg:x="13.652cm" svg:y="4.218cm" style:legend-expansion="high" chart:style-name="ch2"/>
        <chart:plot-area chart:style-name="ch3" table:cell-range-address="Sheet1.C7:Sheet1.AW8" chart:data-source-has-labels="row" svg:x="0.769cm" svg:y="0.855cm" svg:width="12.245cm" svg:height="7.561cm">
          <chartooo:coordinate-region svg:x="1.51cm" svg:y="1.045cm" svg:width="11.101cm" svg:height="6.742cm"/>
          <chart:axis chart:dimension="x" chart:name="primary-x" chart:style-name="ch4" chartooo:axis-type="auto">
            <chart:categories table:cell-range-address="Sheet1.C7:Sheet1.AW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AW8" chart:class="chart:scatter">
            <chart:domain table:cell-range-address="Sheet1.C7:Sheet1.AW7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float" office:value="60">
                <text:p>60</text:p>
                <draw:g>
                  <svg:desc>Sheet1.C7:Sheet1.AW7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2">
                <text:p>0.02</text:p>
                <draw:g>
                  <svg:desc>Sheet1.C8:Sheet1.AW8</svg:desc>
                </draw:g>
              </table:table-cell>
              <table:table-cell office:value-type="float" office:value="0.034">
                <text:p>0.034</text:p>
              </table:table-cell>
              <table:table-cell office:value-type="float" office:value="0.044">
                <text:p>0.044</text:p>
              </table:table-cell>
              <table:table-cell office:value-type="float" office:value="0.054">
                <text:p>0.054</text:p>
              </table:table-cell>
              <table:table-cell office:value-type="float" office:value="0.068">
                <text:p>0.068</text:p>
              </table:table-cell>
              <table:table-cell office:value-type="float" office:value="0.08">
                <text:p>0.08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18">
                <text:p>0.118</text:p>
              </table:table-cell>
              <table:table-cell office:value-type="float" office:value="0.142">
                <text:p>0.142</text:p>
              </table:table-cell>
              <table:table-cell office:value-type="float" office:value="0.152">
                <text:p>0.152</text:p>
              </table:table-cell>
              <table:table-cell office:value-type="float" office:value="0.164">
                <text:p>0.164</text:p>
              </table:table-cell>
              <table:table-cell office:value-type="float" office:value="0.176">
                <text:p>0.176</text:p>
              </table:table-cell>
              <table:table-cell office:value-type="float" office:value="0.2">
                <text:p>0.2</text:p>
              </table:table-cell>
              <table:table-cell office:value-type="float" office:value="0.222">
                <text:p>0.222</text:p>
              </table:table-cell>
              <table:table-cell office:value-type="float" office:value="0.23">
                <text:p>0.23</text:p>
              </table:table-cell>
              <table:table-cell office:value-type="float" office:value="0.252">
                <text:p>0.252</text:p>
              </table:table-cell>
              <table:table-cell office:value-type="float" office:value="0.272">
                <text:p>0.272</text:p>
              </table:table-cell>
              <table:table-cell office:value-type="float" office:value="0.278">
                <text:p>0.278</text:p>
              </table:table-cell>
              <table:table-cell office:value-type="float" office:value="0.298">
                <text:p>0.298</text:p>
              </table:table-cell>
              <table:table-cell office:value-type="float" office:value="0.332">
                <text:p>0.332</text:p>
              </table:table-cell>
              <table:table-cell office:value-type="float" office:value="0.344">
                <text:p>0.344</text:p>
              </table:table-cell>
              <table:table-cell office:value-type="float" office:value="0.37">
                <text:p>0.37</text:p>
              </table:table-cell>
              <table:table-cell office:value-type="float" office:value="0.386">
                <text:p>0.386</text:p>
              </table:table-cell>
              <table:table-cell office:value-type="float" office:value="0.412">
                <text:p>0.412</text:p>
              </table:table-cell>
              <table:table-cell office:value-type="float" office:value="0.42">
                <text:p>0.42</text:p>
              </table:table-cell>
              <table:table-cell office:value-type="float" office:value="0.46">
                <text:p>0.46</text:p>
              </table:table-cell>
              <table:table-cell office:value-type="float" office:value="0.456">
                <text:p>0.456</text:p>
              </table:table-cell>
              <table:table-cell office:value-type="float" office:value="0.47">
                <text:p>0.47</text:p>
              </table:table-cell>
              <table:table-cell office:value-type="float" office:value="0.494">
                <text:p>0.494</text:p>
              </table:table-cell>
              <table:table-cell office:value-type="float" office:value="0.53">
                <text:p>0.53</text:p>
              </table:table-cell>
              <table:table-cell office:value-type="float" office:value="0.542">
                <text:p>0.542</text:p>
              </table:table-cell>
              <table:table-cell office:value-type="float" office:value="0.56">
                <text:p>0.56</text:p>
              </table:table-cell>
              <table:table-cell office:value-type="float" office:value="0.582">
                <text:p>0.582</text:p>
              </table:table-cell>
              <table:table-cell office:value-type="float" office:value="0.592">
                <text:p>0.592</text:p>
              </table:table-cell>
              <table:table-cell office:value-type="float" office:value="0.612">
                <text:p>0.612</text:p>
              </table:table-cell>
              <table:table-cell office:value-type="float" office:value="0.636">
                <text:p>0.636</text:p>
              </table:table-cell>
              <table:table-cell office:value-type="float" office:value="0.658">
                <text:p>0.658</text:p>
              </table:table-cell>
              <table:table-cell office:value-type="float" office:value="0.678">
                <text:p>0.678</text:p>
              </table:table-cell>
              <table:table-cell office:value-type="float" office:value="0.69">
                <text:p>0.69</text:p>
              </table:table-cell>
              <table:table-cell office:value-type="float" office:value="0.712">
                <text:p>0.712</text:p>
              </table:table-cell>
              <table:table-cell office:value-type="float" office:value="0.732">
                <text:p>0.732</text:p>
              </table:table-cell>
              <table:table-cell office:value-type="float" office:value="0.732">
                <text:p>0.732</text:p>
              </table:table-cell>
              <table:table-cell office:value-type="float" office:value="0.806">
                <text:p>0.806</text:p>
              </table:table-cell>
              <table:table-cell office:value-type="float" office:value="0.782">
                <text:p>0.782</text:p>
              </table:table-cell>
              <table:table-cell office:value-type="float" office:value="0.804">
                <text:p>0.804</text:p>
              </table:table-cell>
              <table:table-cell office:value-type="float" office:value="0.824">
                <text:p>0.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